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90000023000A9358D02BFA925.png" manifest:media-type="image/png"/>
  <manifest:file-entry manifest:full-path="Pictures/10000000000001880000015BCE3F3C415826EB82.png" manifest:media-type="image/png"/>
  <manifest:file-entry manifest:full-path="Pictures/100000000000012400000110B111AB3BED65CA9B.png" manifest:media-type="image/png"/>
  <manifest:file-entry manifest:full-path="Pictures/10000201000004B000000239ED531CCF931A2150.png" manifest:media-type="image/png"/>
  <manifest:file-entry manifest:full-path="Pictures/1000020100000500000000B27FFDA7A12E845049.png" manifest:media-type="image/png"/>
  <manifest:file-entry manifest:full-path="Pictures/100000000000052C000002B5343F47BE6A2E6B02.png" manifest:media-type="image/png"/>
  <manifest:file-entry manifest:full-path="Pictures/1000020100000400000004007F4DAD1D78F69595.png" manifest:media-type="image/png"/>
  <manifest:file-entry manifest:full-path="Pictures/100000000000018500000153CBEF1DF20711A2BE.png" manifest:media-type="image/png"/>
  <manifest:file-entry manifest:full-path="Pictures/10000201000000C8000000C892907CFFCA3601CB.png" manifest:media-type="image/png"/>
  <manifest:file-entry manifest:full-path="Pictures/10000000000007D2000005DF42864AA079145949.jpg" manifest:media-type="image/jpeg"/>
  <manifest:file-entry manifest:full-path="Pictures/10000201000004B000000893A6E11B1B40F2FAD6.png" manifest:media-type="image/png"/>
  <manifest:file-entry manifest:full-path="Pictures/100002010000012C00000124631BDC56F546ACB8.png" manifest:media-type="image/png"/>
  <manifest:file-entry manifest:full-path="Pictures/1000020100000200000002004AB2DE521762C7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OnlineShop<text:tab/>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Bartosz Maleta</text:p>
            <text:p>Michał Zieliński</text:p>
            <text:p>Przemysław Busze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draw:style-name="gr2" draw:text-style-name="P2" draw:layer="layout" svg:width="4.445cm" svg:height="4.445cm" svg:x="1.778cm" svg:y="5.08cm">
          <draw:image xlink:href="Pictures/1000020100000400000004007F4DAD1D78F69595.png" xlink:type="simple" xlink:show="embed" xlink:actuate="onLoad">
            <text:p/>
          </draw:image>
        </draw:frame>
        <draw:frame draw:style-name="gr2" draw:text-style-name="P2" draw:layer="layout" svg:width="5.291cm" svg:height="5.291cm" svg:x="15.494cm" svg:y="10.668cm">
          <draw:image xlink:href="Pictures/10000201000000C8000000C892907CFFCA3601CB.png" xlink:type="simple" xlink:show="embed" xlink:actuate="onLoad">
            <text:p/>
          </draw:image>
        </draw:frame>
        <draw:frame draw:style-name="gr2" draw:text-style-name="P2" draw:layer="layout" svg:width="4.568cm" svg:height="8.356cm" svg:x="22.098cm" svg:y="4.09cm">
          <draw:image xlink:href="Pictures/10000201000004B000000893A6E11B1B40F2FAD6.png" xlink:type="simple" xlink:show="embed" xlink:actuate="onLoad">
            <text:p/>
          </draw:image>
        </draw:frame>
        <draw:frame draw:style-name="gr2" draw:text-style-name="P2" draw:layer="layout" svg:width="5.715cm" svg:height="5.562cm" svg:x="8.382cm" svg:y="4.598cm">
          <draw:image xlink:href="Pictures/100002010000012C00000124631BDC56F546ACB8.png" xlink:type="simple" xlink:show="embed" xlink:actuate="onLoad">
            <text:p/>
          </draw:image>
        </draw:frame>
        <draw:frame draw:style-name="gr2" draw:text-style-name="P2" draw:layer="layout" svg:width="4.332cm" svg:height="4.332cm" svg:x="21.844cm" svg:y="14.21cm">
          <draw:image xlink:href="Pictures/1000020100000200000002004AB2DE521762C7C8.png" xlink:type="simple" xlink:show="embed" xlink:actuate="onLoad">
            <text:p/>
          </draw:image>
        </draw:frame>
        <draw:frame draw:style-name="gr2" draw:text-style-name="P2" draw:layer="layout" svg:width="15.934cm" svg:height="2.215cm" svg:x="1.524cm" svg:y="16.256cm">
          <draw:image xlink:href="Pictures/1000020100000500000000B27FFDA7A12E845049.png" xlink:type="simple" xlink:show="embed" xlink:actuate="onLoad">
            <text:p/>
          </draw:image>
        </draw:frame>
        <draw:frame draw:style-name="gr3" draw:text-style-name="P3" draw:layer="layout" svg:width="5.544cm" svg:height="5.164cm" svg:x="1.06cm" svg:y="10.16cm">
          <draw:image xlink:href="Pictures/100000000000012400000110B111AB3BED65CA9B.png" xlink:type="simple" xlink:show="embed" xlink:actuate="onLoad">
            <text:p/>
          </draw:image>
        </draw:frame>
        <draw:frame draw:style-name="gr3" draw:text-style-name="P3" draw:layer="layout" svg:width="6.194cm" svg:height="2.937cm" svg:x="8.382cm" svg:y="12.7cm">
          <draw:image xlink:href="Pictures/10000201000004B000000239ED531CCF931A21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wo entries</text:p>
          </draw:text-box>
        </draw:frame>
        <draw:frame draw:style-name="gr3" draw:text-style-name="P3" draw:layer="layout" svg:width="10.371cm" svg:height="9.18cm" svg:x="2.032cm" svg:y="5.806cm">
          <draw:image xlink:href="Pictures/10000000000001880000015BCE3F3C415826EB82.png" xlink:type="simple" xlink:show="embed" xlink:actuate="onLoad">
            <text:p/>
          </draw:image>
        </draw:frame>
        <draw:frame draw:style-name="gr3" draw:text-style-name="P3" draw:layer="layout" svg:width="10.291cm" svg:height="8.968cm" svg:x="15.109cm" svg:y="6.018cm">
          <draw:image xlink:href="Pictures/100000000000018500000153CBEF1DF20711A2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ERD</text:p>
          </draw:text-box>
        </draw:frame>
        <draw:frame presentation:style-name="pr7" draw:layer="layout" svg:width="25.5cm" svg:height="13cm" svg:x="1cm" svg:y="5.5cm" presentation:class="outline" presentation:placeholder="true">
          <draw:text-box/>
        </draw:frame>
        <draw:frame draw:style-name="gr3" draw:text-style-name="P3" draw:layer="layout" svg:width="27.999cm" svg:height="14.654cm" svg:x="0.001cm" svg:y="4.396cm">
          <draw:image xlink:href="Pictures/100000000000052C000002B5343F47BE6A2E6B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o do list</text:p>
          </draw:text-box>
        </draw:frame>
        <draw:frame draw:style-name="gr3" draw:text-style-name="P3" draw:layer="layout" svg:width="12.937cm" svg:height="14.816cm" svg:x="8.382cm" svg:y="2.032cm">
          <draw:image xlink:href="Pictures/10000000000001E90000023000A9358D02BFA92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Let’s go shopping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xinxinli-green-polygons1-background" style:family="presentation">
      <style:graphic-properties draw:stroke="none" draw:fill="none" fo:wrap-option="no-wrap"/>
      <style:text-properties style:letter-kerning="true"/>
    </style:style>
    <style:style style:name="xinxinli-green-polygon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green-polygon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1" style:family="presentation">
      <style:graphic-properties draw:stroke="none" draw:fill="none" fo:wrap-option="no-wrap">
        <text:list-style style:name="xinxinli-green-polygons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green-polygons1-outline2" style:family="presentation" style:parent-style-name="xinxinli-green-polygons1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xinxinli-green-polygons1-outline3" style:family="presentation" style:parent-style-name="xinxinli-green-polygons1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xinxinli-green-polygons1-outline4" style:family="presentation" style:parent-style-name="xinxinli-green-polygons1-outline3">
      <style:paragraph-properties fo:margin-left="0cm" fo:margin-right="0cm" fo:margin-top="0cm" fo:margin-bottom="0.2cm" fo:text-indent="0cm"/>
      <style:text-properties fo:font-size="18pt" style:font-size-asian="18pt" style:font-size-complex="18pt"/>
    </style:style>
    <style:style style:name="xinxinli-green-polygons1-outline5" style:family="presentation" style:parent-style-name="xinxinli-green-polygons1-outline4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6" style:family="presentation" style:parent-style-name="xinxinli-green-polygons1-outline5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7" style:family="presentation" style:parent-style-name="xinxinli-green-polygons1-outline6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8" style:family="presentation" style:parent-style-name="xinxinli-green-polygons1-outline7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outline9" style:family="presentation" style:parent-style-name="xinxinli-green-polygons1-outline8">
      <style:paragraph-properties fo:margin-left="0cm" fo:margin-right="0cm" fo:margin-top="0cm" fo:margin-bottom="0.1cm" fo:text-indent="0cm"/>
      <style:text-properties fo:font-size="18pt" style:font-size-asian="18pt" style:font-size-complex="18pt"/>
    </style:style>
    <style:style style:name="xinxinli-green-polygons1-subtitle" style:family="presentation">
      <style:graphic-properties draw:stroke="none" draw:fill="none" draw:textarea-vertical-align="middle" fo:wrap-option="no-wrap">
        <text:list-style style:name="xinxinli-green-polygon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green-polygons1-title" style:family="presentation">
      <style:graphic-properties draw:stroke="none" draw:fill="none" draw:textarea-vertical-align="middle" fo:wrap-option="no-wrap">
        <text:list-style style:name="xinxinli-green-polygon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4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xinxinli-green-polygons1-backgroundobjects">
      <style:graphic-properties draw:stroke="none" draw:fill="none" draw:auto-grow-height="false" fo:min-height="1.449cm" fo:wrap-option="wrap"/>
    </style:style>
    <style:style style:name="Mpr16" style:family="presentation" style:parent-style-name="xinxinli-green-polygons1-backgroundobjects">
      <style:graphic-properties draw:stroke="none" draw:fill="none" draw:auto-grow-height="false" fo:min-height="1.397cm" fo:wrap-option="wrap"/>
    </style:style>
    <style:style style:name="Mpr17" style:family="presentation" style:parent-style-name="xinxinli-green-polygon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P19" style:family="paragraph">
      <loext:graphic-properties draw:fill="none"/>
      <style:paragraph-properties fo:text-align="center" style:punctuation-wrap="simple" style:line-break="strict" style:writing-mode="lr-tb"/>
    </style:style>
    <style:style style:name="MP20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1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2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3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4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5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26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7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29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color="#ffffff" style:font-name="Century Gothic" fo:font-size="14pt" style:font-size-asian="14pt" style:font-size-complex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xinxinli-green-polygons1" style:page-layout-name="PM1" draw:style-name="Mdp2">
      <office:forms form:automatic-focus="false" form:apply-design-mode="false"/>
      <draw:frame draw:style-name="Mgr4" draw:text-style-name="MP19" draw:layer="backgroundobjects" svg:width="27.972cm" svg:height="21cm" svg:x="0cm" svg:y="0cm">
        <draw:image xlink:href="Pictures/10000000000007D2000005DF42864AA079145949.jpg" xlink:type="simple" xlink:show="embed" xlink:actuate="onLoad">
          <text:p/>
        </draw:image>
      </draw:frame>
      <draw:frame presentation:style-name="xinxinli-green-polygons1-title" draw:layer="backgroundobjects" svg:width="25.199cm" svg:height="3.506cm" svg:x="1.4cm" svg:y="2.237cm" presentation:class="title" presentation:placeholder="true">
        <draw:text-box/>
      </draw:frame>
      <draw:frame presentation:style-name="xinxinli-green-polygons1-outline1" draw:layer="backgroundobjects" svg:width="25.199cm" svg:height="12.18cm" svg:x="1.4cm" svg:y="6.314cm" presentation:class="outline" presentation:placeholder="true">
        <draw:text-box/>
      </draw:frame>
      <draw:frame presentation:style-name="Mpr15" draw:text-style-name="MP21" draw:layer="backgroundobjects" svg:width="4.66cm" svg:height="1.448cm" svg:x="0.801cm" svg:y="19.431cm" presentation:class="date-time" presentation:user-transformed="true">
        <draw:text-box>
          <text:p text:style-name="MP20"><text:span text:style-name="MT2"><presentation:date-time/></text:span></text:p>
        </draw:text-box>
      </draw:frame>
      <draw:frame presentation:style-name="Mpr15" draw:text-style-name="MP23" draw:layer="backgroundobjects" svg:width="5.62cm" svg:height="1.448cm" svg:x="10.966cm" svg:y="19.431cm" presentation:class="footer" presentation:user-transformed="true">
        <draw:text-box>
          <text:p text:style-name="MP22"><text:span text:style-name="MT2"><presentation:footer/></text:span></text:p>
        </draw:text-box>
      </draw:frame>
      <draw:frame presentation:style-name="Mpr15" draw:text-style-name="MP25" draw:layer="backgroundobjects" svg:width="5.009cm" svg:height="1.448cm" svg:x="22.091cm" svg:y="19.431cm" presentation:class="page-number" presentation:user-transformed="true">
        <draw:text-box>
          <text:p text:style-name="MP24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xinxinli-green-polygons1-title" draw:layer="backgroundobjects" svg:width="13.586cm" svg:height="11.136cm" svg:x="3.705cm" svg:y="2.256cm" presentation:class="page"/>
        <draw:frame presentation:style-name="xinxinli-green-polygons1-notes" draw:layer="backgroundobjects" svg:width="16.799cm" svg:height="13.364cm" svg:x="2.1cm" svg:y="14.106cm" presentation:class="notes" presentation:placeholder="true">
          <draw:text-box/>
        </draw:frame>
        <draw:frame presentation:style-name="Mpr16" draw:text-style-name="MP27" draw:layer="backgroundobjects" svg:width="9.113cm" svg:height="1.484cm" svg:x="0cm" svg:y="0cm" presentation:class="header">
          <draw:text-box>
            <text:p text:style-name="MP26"><text:span text:style-name="MT3"><presentation:header/></text:span></text:p>
          </draw:text-box>
        </draw:frame>
        <draw:frame presentation:style-name="Mpr16" draw:text-style-name="MP29" draw:layer="backgroundobjects" svg:width="9.113cm" svg:height="1.484cm" svg:x="11.886cm" svg:y="0cm" presentation:class="date-time">
          <draw:text-box>
            <text:p text:style-name="MP28"><text:span text:style-name="MT3"><presentation:date-time/></text:span></text:p>
          </draw:text-box>
        </draw:frame>
        <draw:frame presentation:style-name="Mpr17" draw:text-style-name="MP27" draw:layer="backgroundobjects" svg:width="9.113cm" svg:height="1.484cm" svg:x="0cm" svg:y="28.215cm" presentation:class="footer">
          <draw:text-box>
            <text:p text:style-name="MP26"><text:span text:style-name="MT3"><presentation:footer/></text:span></text:p>
          </draw:text-box>
        </draw:frame>
        <draw:frame presentation:style-name="Mpr17" draw:text-style-name="MP29" draw:layer="backgroundobjects" svg:width="9.113cm" svg:height="1.484cm" svg:x="11.886cm" svg:y="28.215cm" presentation:class="page-number">
          <draw:text-box>
            <text:p text:style-name="MP2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7T09:24:49.447367318</meta:creation-date>
    <meta:editing-duration>PT5M24S</meta:editing-duration>
    <meta:editing-cycles>2</meta:editing-cycles>
    <meta:generator>LibreOffice/6.0.7.3$Linux_X86_64 LibreOffice_project/00m0$Build-3</meta:generator>
    <dc:title>Alizarin</dc:title>
    <dc:date>2020-03-27T09:50:14.542453707</dc:date>
    <meta:document-statistic meta:object-count="81"/>
  </office:meta>
</office:document-meta>
</file>